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1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0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2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10-0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1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1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1-2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1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2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1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1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1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0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2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0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1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04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17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0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0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0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1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3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1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3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0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0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0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05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2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1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6-2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1096241601</text:p>
          </table:table-cell>
          <table:table-cell office:value-type="string" calcext:value-type="string">
            <text:p>16N <text:s/>9E34BBBD1 Leshara</text:p>
          </table:table-cell>
          <table:table-cell office:value-type="string" calcext:value-type="string">
            <text:p>2016-06-1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12" meta:object-count="0"/>
    <meta:user-defined meta:name="AppVersion">3.0</meta:user-defined>
  </office:meta>
</office:document-meta>
</file>